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4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7)*[.A3]+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7)*[.A4]+2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simplifiée JavaFX</text:p>
          </table:table-cell>
          <table:table-cell office:value-type="string" calcext:value-type="string">
            <text:p>100 (KR/TD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7)*[.A5]+2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office:value-type="string" calcext:value-type="string">
            <text:p>100 (TD/KR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7)*[.A6]+28" office:value-type="float" office:value="12" calcext:value-type="float">
            <text:p>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7)*[.A7]+28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7)*[.A8]+28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7)*[.A9]+28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office:value-type="string" calcext:value-type="string">
            <text:p>100 (AV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office:value-type="string" calcext:value-type="string">
            <text:p>100 (TD/AV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Maximize » et le mode « 800x600 »</text:p>
          </table:table-cell>
          <table:table-cell table:number-columns-repeated="2"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office:value-type="string" calcext:value-type="string">
            <text:p>(TD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office:value-type="string" calcext:value-type="string">
            <text:p>(AV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office:value-type="string" calcext:value-type="string">
            <text:p>(KR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5:22:40.165864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6T16:10:35.630343052</dc:date>
    <meta:editing-duration>PT18H50M26S</meta:editing-duration>
    <meta:editing-cycles>21</meta:editing-cycles>
    <meta:generator>LibreOffice/6.1.5.2$Linux_X86_64 LibreOffice_project/10$Build-2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9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loext:label-string="tâches" chart:class="chart:bar">
            <chart:data-point chart:repeated="7"/>
          </chart:series>
          <chart:series chart:style-name="ch11" chart:values-cell-range-address="Feuille1.B3:Feuille1.B9" loext:label-string="idéal" chart:class="chart:line">
            <chart:data-point chart:repeated="7"/>
          </chart:series>
          <chart:series chart:style-name="ch12" chart:values-cell-range-address="Feuille1.C3:Feuille1.C9" loext:label-string="actuel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